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f780" officeooo:paragraph-rsid="000ff780"/>
    </style:style>
    <style:style style:name="P2" style:family="paragraph" style:parent-style-name="Text_20_body" style:list-style-name="L2">
      <style:text-properties officeooo:rsid="000ff780" officeooo:paragraph-rsid="000ff780"/>
    </style:style>
    <style:style style:name="P3" style:family="paragraph" style:parent-style-name="Text_20_body" style:list-style-name="L4">
      <style:text-properties officeooo:rsid="000ff780" officeooo:paragraph-rsid="000ff780"/>
    </style:style>
    <style:style style:name="P4" style:family="paragraph" style:parent-style-name="Text_20_body" style:list-style-name="L5">
      <style:text-properties officeooo:rsid="000ff780" officeooo:paragraph-rsid="000ff780"/>
    </style:style>
    <style:style style:name="P5" style:family="paragraph" style:parent-style-name="Text_20_body" style:list-style-name="L6">
      <style:text-properties officeooo:rsid="000ff780" officeooo:paragraph-rsid="000ff780"/>
    </style:style>
    <style:style style:name="P6" style:family="paragraph" style:parent-style-name="Title">
      <style:text-properties officeooo:rsid="000ff780" officeooo:paragraph-rsid="000ff780"/>
    </style:style>
    <style:style style:name="T1" style:family="text">
      <style:text-properties style:text-position="super 58%"/>
    </style:style>
    <style:style style:name="T2" style:family="text">
      <style:text-properties style:text-position="0% 1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utcomes: 4<text:span text:style-name="T1">th</text:span> semester.</text:p>
      <text:p text:style-name="P1"><text:tab/><text:tab/><text:tab/><text:tab/><text:tab/><text:tab/><text:tab/><text:tab/><text:tab/><text:tab/>2023-02-07</text:p>
      <text:p text:style-name="P1"/>
      <text:h text:style-name="Heading_20_1" text:outline-level="1">SGPA: 8+</text:h>
      <text:list xml:id="list1305735537" text:style-name="L4">
        <text:list-item>
          <text:p text:style-name="P3">Small topics will only be covered each day, so just cover them on the same day.</text:p>
        </text:list-item>
        <text:list-item>
          <text:p text:style-name="P3">Give at-least 2-3hrs for the true studying.</text:p>
        </text:list-item>
        <text:list-item>
          <text:p text:style-name="P3">Do assignments using the help from the YouTube and other resources.</text:p>
        </text:list-item>
        <text:list-item>
          <text:p text:style-name="P3">Don’t act like a spoiled child, who crosses all the limits just to show off his presence.</text:p>
        </text:list-item>
        <text:list-item>
          <text:p text:style-name="P3">Remember Its just possible.</text:p>
          <text:p text:style-name="P3"/>
        </text:list-item>
      </text:list>
      <text:p text:style-name="Text_20_body"/>
      <text:h text:style-name="Heading_20_2" text:outline-level="2" text:is-list-header="true">At least Three good projects.</text:h>
      <text:list xml:id="list2284912613" text:style-name="L5">
        <text:list-item>
          <text:p text:style-name="P4">5 subjects are there, so work well on at-least three subjects so that you will have enough experience to showcase when needed. </text:p>
        </text:list-item>
        <text:list-item>
          <text:p text:style-name="P4">This will give the practical knowledge to excel in this decade, without this I don’t think its quite possible to very well in case of the placements and all stuffs.</text:p>
        </text:list-item>
        <text:list-item>
          <text:p text:style-name="P4">Team members are almost known, if there is a given choice to choose members by ourselves. Which includes me, Raghavendra, Vinayaka, Venkatesh. </text:p>
        </text:list-item>
        <text:list-item>
          <text:p text:style-name="P4">Not a very satisfactory group but you work your ass off. And things will fall in its place.</text:p>
        </text:list-item>
        <text:list-item>
          <text:p text:style-name="P4">This will be the major contribution towards your skill-set improvement.</text:p>
          <text:p text:style-name="P4"/>
        </text:list-item>
      </text:list>
      <text:h text:style-name="Heading_20_3" text:outline-level="3">Enough time with friends/healthy adventures.</text:h>
      <text:list text:style-name="L6">
        <text:list-item>
          <text:p text:style-name="P5">Above group is one permanent thing in friendship.</text:p>
        </text:list-item>
        <text:list-item>
          <text:p text:style-name="P5">Ullas: there is almost no true connection between me and him.</text:p>
        </text:list-item>
        <text:list-item>
          <text:p text:style-name="P5">Teju: One beautiful soul that I have seen in years but I think I have to accept some mishaps this semester. Cause as soon as I said avva got pics from college and was sad for it. She said, she doesn’t want to be reason for someone else's sadness. So the obvious result would be she trying to avoid me. This will be very hard for me to bear as I am already depressed thinking of being avoided by her. I am even unable to proceed on this document while thinking being avoided by <text:soft-page-break/>my dear tejamma……….😒. Anyways I will try to see that things don’t go on this way instead they take a better route and end up on a good note. <text:s/>For that I have to have a better results to show off then only things get excused or else its very difficult.</text:p>
        </text:list-item>
      </text:list>
      <text:p text:style-name="P1"/>
      <text:p text:style-name="Text_20_body"/>
      <text:p text:style-name="Text_20_body"/>
      <text:p text:style-name="Text_20_body"/>
      <text:p text:style-name="Text_20_body"/>
      <text:list xml:id="list1309019074" text:style-name="L2">
        <text:list-item>
          <text:p text:style-name="P2">Skill set improvement.</text:p>
        </text:list-item>
        <text:list-item>
          <text:p text:style-name="P2"/>
        </text:list-item>
        <text:list-item>
          <text:p text:style-name="P2"/>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7T08:39:53.130000000</meta:creation-date>
    <dc:date>2023-02-07T09:51:13.554000000</dc:date>
    <meta:editing-duration>PT1H11M20S</meta:editing-duration>
    <meta:editing-cycles>1</meta:editing-cycles>
    <meta:document-statistic meta:table-count="0" meta:image-count="0" meta:object-count="0" meta:page-count="2" meta:paragraph-count="23" meta:word-count="358" meta:character-count="1906" meta:non-whitespace-character-count="1572"/>
    <meta:generator>LibreOffice/7.4.4.2$Windows_X86_64 LibreOffice_project/85569322deea74ec9134968a29af2df5663baa21</meta:generator>
  </office:meta>
</office:document-meta>
</file>